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E1B1ACF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unnel-title">
      <style:graphic-properties draw:fill-color="#ffffff" draw:auto-grow-height="true" fo:min-height="2.844cm"/>
    </style:style>
    <style:style style:name="pr2" style:family="presentation" style:parent-style-name="lyt-tunnel-outline1">
      <style:graphic-properties draw:fill-color="#ffffff" draw:auto-grow-height="true" fo:min-height="13.861cm"/>
    </style:style>
    <style:style style:name="pr3" style:family="presentation" style:parent-style-name="lyt-tunnel-notes">
      <style:graphic-properties draw:fill-color="#ffffff" draw:auto-grow-height="true" fo:min-height="13.365cm"/>
    </style:style>
    <style:style style:name="pr4" style:family="presentation" style:parent-style-name="lyt-tunnel-title">
      <style:graphic-properties draw:auto-grow-height="true" fo:min-height="1.071cm"/>
    </style:style>
    <style:style style:name="pr5" style:family="presentation" style:parent-style-name="lyt-tunnel-outline1">
      <style:graphic-properties fo:min-height="13.61cm"/>
    </style:style>
    <style:style style:name="pr6" style:family="presentation" style:parent-style-name="lyt-tunnel-notes">
      <style:graphic-properties draw:fill-color="#ffffff" fo:min-height="13.114cm"/>
    </style:style>
    <style:style style:name="pr7" style:family="presentation" style:parent-style-name="lyt-tunnel-title">
      <style:graphic-properties fo:min-height="2.593cm"/>
    </style:style>
    <style:style style:name="pr8" style:family="presentation" style:parent-style-name="lyt-tunnel-title">
      <style:graphic-properties fo:min-height="1.55cm"/>
    </style:style>
    <style:style style:name="pr9" style:family="presentation" style:parent-style-name="lyt-tunnel-title">
      <style:graphic-properties fo:min-height="0.915cm"/>
    </style:style>
    <style:style style:name="pr10" style:family="presentation" style:parent-style-name="lyt-tunnel-title">
      <style:graphic-properties draw:auto-grow-height="true" fo:min-height="2.844cm"/>
    </style:style>
    <style:style style:name="pr11" style:family="presentation" style:parent-style-name="lyt-tunnel-outline1">
      <style:graphic-properties draw:auto-grow-height="true" fo:min-height="13.861cm"/>
    </style:style>
    <style:style style:name="pr12" style:family="presentation" style:parent-style-name="lyt-tunnel-outline1">
      <style:graphic-properties fo:min-height="15.906cm"/>
    </style:style>
    <style:style style:name="pr13" style:family="presentation" style:parent-style-name="lyt-tunnel-title">
      <style:graphic-properties fo:min-height="0.6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fo:font-weight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1">
        <office:forms form:automatic-focus="false" form:apply-design-mode="false"/>
        <draw:frame presentation:style-name="pr1" draw:text-style-name="P1" draw:layer="layout" svg:width="24cm" svg:height="3.473cm" svg:x="2cm" svg:y="1.186cm" presentation:class="title" presentation:user-transformed="true">
          <draw:text-box>
            <text:p>How I (mostly) freed control of my data from evil corporate overlords</text:p>
          </draw:text-box>
        </draw:frame>
        <draw:frame presentation:style-name="pr2" draw:text-style-name="P3" draw:layer="layout" svg:width="23.5cm" svg:height="13.861cm" svg:x="2cm" svg:y="5.5cm" presentation:class="outline" presentation:user-transformed="true">
          <draw:text-box>
            <text:p text:style-name="P2">Charles N Wyble </text:p>
            <text:p text:style-name="P2">Known Element Enterprises</text:p>
            <text:p text:style-name="P2"><text:a xlink:href="http://www.knownelement.com/">http://www.knownelement.com</text:a></text:p>
            <text:p text:style-name="P2"/>
            <text:p text:style-name="P2">Presented to UUASC </text:p>
            <text:p text:style-name="P2"><text:s/>March 8<text:span text:style-name="T1">th</text:span> 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1T1">
        <office:forms form:automatic-focus="false" form:apply-design-mode="false"/>
        <draw:frame presentation:style-name="pr4" draw:layer="layout" svg:width="24cm" svg:height="1.737cm" svg:x="2cm" svg:y="1.136cm" presentation:class="title" presentation:user-transformed="true">
          <draw:text-box>
            <text:p>Who am I?</text:p>
          </draw:text-box>
        </draw:frame>
        <draw:frame presentation:style-name="pr5" draw:layer="layout" svg:width="23.5cm" svg:height="13.61cm" svg:x="2cm" svg:y="3.6cm" presentation:class="outline" presentation:user-transformed="true">
          <draw:text-box>
            <text:list text:style-name="L2">
              <text:list-item>
                <text:p>Charles N Wyble</text:p>
                <text:list>
                  <text:list-item>
                    <text:p>My own little corner of the net is at <text:a xlink:href="http://www.knownelement.com/">http://www.knownelement.com</text:a></text:p>
                  </text:list-item>
                  <text:list-item>
                    <text:p>I have a blog at <text:a xlink:href="http://blog.knownelement.com/">http://blog.knownelement.com</text:a></text:p>
                  </text:list-item>
                  <text:list-item>
                    <text:p>And for the ADD generation I have a microblog at <text:a xlink:href="http://mblog.knownelement.com/">http://mblog.knownelement.com</text:a> (mirrors to twitter @charlesnw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What have I done?</text:p>
          </draw:text-box>
        </draw:frame>
        <draw:frame presentation:style-name="pr5" draw:layer="layout" svg:width="23.5cm" svg:height="14.073cm" svg:x="2cm" svg:y="4.2cm" presentation:class="outline" presentation:user-transformed="true">
          <draw:text-box>
            <text:list text:style-name="L2">
              <text:list-item>
                <text:p>Lots and lots of system/security/network operations work.</text:p>
                <text:list>
                  <text:list-item>
                    <text:p>Large scale e-commerce operations</text:p>
                    <text:list>
                      <text:list-item>
                        <text:p>Disneyparks.com and associated properites (30 million uniques per month, 2billion per year revenue)</text:p>
                      </text:list-item>
                      <text:list-item>
                        <text:p>Evite.com (300 million uniques per month, 2 million e-mails per day)</text:p>
                      </text:list-item>
                      <text:list-item>
                        <text:p>Various random credit card processors, ad companies </text:p>
                      </text:list-item>
                      <text:list-item>
                        <text:p>Lots of contract/consulting/startup work</text:p>
                        <text:list>
                          <text:list-item>
                            <text:p>I'm available for hi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What am I up to?</text:p>
          </draw:text-box>
        </draw:frame>
        <draw:frame presentation:style-name="pr5" draw:layer="layout" svg:width="23.5cm" svg:height="13.61cm" svg:x="2cm" svg:y="4.3cm" presentation:class="outline" presentation:user-transformed="true">
          <draw:text-box>
            <text:list text:style-name="L2">
              <text:list-item>
                <text:p>Building a brand (known element enterprises) ((micro)blog/www/wiki/e-mail/xmpp/sip)</text:p>
              </text:list-item>
              <text:list-item>
                <text:p>Striving to own my data</text:p>
                <text:list>
                  <text:list-item>
                    <text:p>Where is my data? </text:p>
                  </text:list-item>
                  <text:list-item>
                    <text:p>Who has access to my data?</text:p>
                  </text:list-item>
                </text:list>
              </text:list-item>
              <text:list-item>
                <text:p>Striving to share my data</text:p>
                <text:list>
                  <text:list-item>
                    <text:p>How/where/when I want with those that <text:span text:style-name="T2">I</text:span> wish t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Why am I doing this?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Lots and lots of centralized service failures (RIM, Microsoft, Amazon)</text:p>
                <text:list>
                  <text:list-item>
                    <text:p>Links to many on my wiki</text:p>
                  </text:list-item>
                </text:list>
              </text:list-item>
              <text:list-item>
                <text:p>I build systems that allow my clients to own their data, I should drink my own champagn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How am I going about it?</text:p>
          </draw:text-box>
        </draw:frame>
        <draw:frame presentation:style-name="pr5" draw:layer="layout" svg:width="23.5cm" svg:height="13.61cm" svg:x="2cm" svg:y="4.6cm" presentation:class="outline" presentation:user-transformed="true">
          <draw:text-box>
            <text:list text:style-name="L2">
              <text:list-item>
                <text:p>Map out where existing data is and determine what can be migrated (ready)</text:p>
              </text:list-item>
              <text:list-item>
                <text:p>Evaluate replacement systems (aim)</text:p>
              </text:list-item>
              <text:list-item>
                <text:p>Assemble hardware/software infrastructure for hosting (keep aiming )</text:p>
              </text:list-item>
              <text:list-item>
                <text:p>Migrate data (trigger pull)</text:p>
              </text:list-item>
              <text:list-item>
                <text:p>Host data in sustainable fashion (target dow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Dude wheres my data?</text:p>
          </draw:text-box>
        </draw:frame>
        <draw:frame presentation:style-name="pr5" draw:layer="layout" svg:width="23.5cm" svg:height="13.61cm" svg:x="2cm" svg:y="5.5cm" presentation:class="outline" presentation:user-transformed="true">
          <draw:text-box>
            <text:list text:style-name="L2">
              <text:list-item>
                <text:p>There are two major types of data</text:p>
                <text:list>
                  <text:list-item>
                    <text:p>Generated Data</text:p>
                  </text:list-item>
                  <text:list-item>
                    <text:p>Created Data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1T1">
        <office:forms form:automatic-focus="false" form:apply-design-mode="false"/>
        <draw:frame presentation:style-name="pr8" draw:text-style-name="P5" draw:layer="layout" svg:width="24cm" svg:height="1.55cm" svg:x="2cm" svg:y="1.225cm" presentation:class="title" presentation:user-transformed="true">
          <draw:text-box>
            <text:p><text:span text:style-name="T4">Dude where is my Generated Data?</text:span></text:p>
          </draw:text-box>
        </draw:frame>
        <draw:frame presentation:style-name="pr5" draw:layer="layout" svg:width="23.5cm" svg:height="13.61cm" svg:x="2cm" svg:y="3.5cm" presentation:class="outline" presentation:user-transformed="true">
          <draw:text-box>
            <text:p><text:span text:style-name="T5">Data that we generate (we won't be covering this but I leave it as a HIGHLY recommended exercise for the audience). It's in many places:</text:span></text:p>
            <text:list text:style-name="L2">
              <text:list-item>
                <text:p><text:span text:style-name="T3">health data </text:span></text:p>
              </text:list-item>
              <text:list-item>
                <text:p><text:span text:style-name="T3">financial data</text:span></text:p>
              </text:list-item>
              <text:list-item>
                <text:p><text:span text:style-name="T3">travel data </text:span></text:p>
              </text:list-item>
              <text:list-item>
                <text:p><text:span text:style-name="T3">search data </text:span></text:p>
              </text:list-item>
              <text:list-item>
                <text:p><text:span text:style-name="T3">requests for directions and many other types of information</text:span></text:p>
              </text:list-item>
              <text:list-item>
                <text:p><text:span text:style-name="T3">Web/mail/chat server logs</text:span></text:p>
              </text:list-item>
            </text:list>
            <text:p><text:span text:style-name="T3">Anyone interested in a future presentation on hacking at layer 8? :) (hint google/facebook is the new trust anchor. Own the data, own the worl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1T1">
        <office:forms form:automatic-focus="false" form:apply-design-mode="false"/>
        <draw:frame presentation:style-name="pr9" draw:text-style-name="P5" draw:layer="layout" svg:width="24cm" svg:height="1.423cm" svg:x="2cm" svg:y="1.371cm" presentation:class="title" presentation:user-transformed="true">
          <draw:text-box>
            <text:p><text:span text:style-name="T4">Dude.... check out that cloud man.</text:span></text:p>
          </draw:text-box>
        </draw:frame>
        <draw:frame presentation:style-name="pr5" draw:layer="layout" svg:width="23.5cm" svg:height="15.832cm" svg:x="2.54cm" svg:y="2.84cm" presentation:class="outline" presentation:user-transformed="true">
          <draw:text-box>
            <text:p><text:span text:style-name="T6"><text:s/></text:span><text:span text:style-name="T6">Data that is created by me. Every day we create a lot of data. </text:span></text:p>
            <text:list text:style-name="L2">
              <text:list-item>
                <text:p><text:span text:style-name="T5">Textual</text:span></text:p>
                <text:list>
                  <text:list-item>
                    <text:p><text:span text:style-name="T3">E-mail </text:span></text:p>
                  </text:list-item>
                  <text:list-item>
                    <text:p><text:span text:style-name="T3">Blogs</text:span></text:p>
                  </text:list-item>
                  <text:list-item>
                    <text:p><text:span text:style-name="T3">Tweets</text:span></text:p>
                  </text:list-item>
                  <text:list-item>
                    <text:p><text:span text:style-name="T3">Social networking posts </text:span></text:p>
                  </text:list-item>
                </text:list>
              </text:list-item>
              <text:list-item>
                <text:p><text:span text:style-name="T3">A</text:span><text:span text:style-name="T5">udio</text:span></text:p>
                <text:list>
                  <text:list-item>
                    <text:p><text:span text:style-name="T3">Skype/sip</text:span></text:p>
                  </text:list-item>
                  <text:list-item>
                    <text:p><text:span text:style-name="T3">Voice notes </text:span></text:p>
                  </text:list-item>
                </text:list>
              </text:list-item>
              <text:list-item>
                <text:p><text:span text:style-name="T3">Other</text:span></text:p>
                <text:list>
                  <text:list-item>
                    <text:p><text:span text:style-name="T3">Pictures</text:span></text:p>
                  </text:list-item>
                  <text:list-item>
                    <text:p><text:span text:style-name="T3">Videos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3">
        <office:forms form:automatic-focus="false" form:apply-design-mode="false"/>
        <draw:frame presentation:style-name="pr10" draw:text-style-name="P6" draw:layer="layout" svg:width="24cm" svg:height="2.844cm" svg:x="2cm" svg:y="1.5cm" presentation:class="title">
          <draw:text-box>
            <text:p><text:span text:style-name="T7">Evaluate Replacement Systems (existing proprietary systems)</text:span></text:p>
          </draw:text-box>
        </draw:frame>
        <draw:frame presentation:style-name="pr11" draw:layer="layout" svg:width="11.467cm" svg:height="13.861cm" svg:x="2cm" svg:y="5.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News (google news/google reader)</text:span></text:p>
                  </text:list-item>
                  <text:list-item>
                    <text:p><text:span text:style-name="T8">Photos (flickr)</text:span></text:p>
                  </text:list-item>
                  <text:list-item>
                    <text:p><text:span text:style-name="T8">Microblogging (twitter)</text:span></text:p>
                  </text:list-item>
                  <text:list-item>
                    <text:p><text:span text:style-name="T8">Blogging (blogspot)</text:span></text:p>
                  </text:list-item>
                  <text:list-item>
                    <text:p><text:span text:style-name="T8">Issue tracking and software configuration/project management (github, lighthouse)</text:span></text:p>
                  </text:list-item>
                  <text:list-item>
                    <text:p><text:span text:style-name="T8">Invocing clients (freshbooks)</text:span></text:p>
                  </text:list-item>
                  <text:list-item>
                    <text:p><text:span text:style-name="T8">URL shortener (tinyurl/bit.ly)</text:span></text:p>
                  </text:list-item>
                  <text:list-item>
                    <text:p><text:span text:style-name="T8">Knowledge/data management (google docs and text files/notes on my bb)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5" draw:layer="layout" svg:width="11.467cm" svg:height="13.61cm" svg:x="14.041cm" svg:y="5.5cm" presentation:class="outline">
          <draw:text-box>
            <text:list text:style-name="L2">
              <text:list-item>
                <text:list>
                  <text:list-item>
                    <text:p><text:span text:style-name="T8">Centralized login (facebook connect/claimid)</text:span></text:p>
                  </text:list-item>
                  <text:list-item>
                    <text:p><text:span text:style-name="T8">Colloboration (webex/skype)</text:span></text:p>
                  </text:list-item>
                  <text:list-item>
                    <text:p><text:span text:style-name="T8">CRM (salesforce.com)</text:span></text:p>
                  </text:list-item>
                  <text:list-item>
                    <text:p><text:span text:style-name="T8">E-mail (gmail)</text:span></text:p>
                  </text:list-item>
                  <text:list-item>
                    <text:p><text:span text:style-name="T8">Note taking (end note/microsoft one note)</text:span></text:p>
                  </text:list-item>
                  <text:list-item>
                    <text:p><text:span text:style-name="T8">Fleet tracking (latitude)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1T1">
        <office:forms form:automatic-focus="false" form:apply-design-mode="false"/>
        <draw:frame presentation:style-name="pr8" draw:text-style-name="P6" draw:layer="layout" svg:width="24cm" svg:height="1.55cm" svg:x="2cm" svg:y="1.625cm" presentation:class="title" presentation:user-transformed="true">
          <draw:text-box>
            <text:p><text:span text:style-name="T7">Evaluate Replacement Systems (new floss systems)</text:span></text:p>
          </draw:text-box>
        </draw:frame>
        <draw:frame presentation:style-name="pr5" draw:text-style-name="P7" draw:layer="layout" svg:width="23.5cm" svg:height="13.626cm" svg:x="2.1cm" svg:y="3cm" presentation:class="outline" presentation:user-transformed="true">
          <draw:text-box>
            <text:list text:style-name="L2">
              <text:list-item>
                <text:p><text:span text:style-name="T5">Applications I moved to</text:span></text:p>
                <text:list>
                  <text:list-item>
                    <text:p><text:span text:style-name="T3">News (rss2email, Dashboard, Tattler)</text:span></text:p>
                  </text:list-item>
                  <text:list-item>
                    <text:p><text:span text:style-name="T3">Photos (gallery2)</text:span></text:p>
                  </text:list-item>
                  <text:list-item>
                    <text:p><text:span text:style-name="T3">Microblogging (status.net)</text:span></text:p>
                  </text:list-item>
                  <text:list-item>
                    <text:p><text:span text:style-name="T3">Blogging (wordpress)</text:span></text:p>
                  </text:list-item>
                  <text:list-item>
                    <text:p><text:span text:style-name="T3">Issue tracking and software configuration/project management (git redmine)</text:span></text:p>
                  </text:list-item>
                  <text:list-item>
                    <text:p><text:span text:style-name="T3">Invocing clients (Argentum)</text:span></text:p>
                  </text:list-item>
                  <text:list-item>
                    <text:p><text:span text:style-name="T3">URL shortener (Casimir)</text:span></text:p>
                  </text:list-item>
                  <text:list-item>
                    <text:p><text:span text:style-name="T3">Knowledge/data management (mediawiki) </text:span></text:p>
                  </text:list-item>
                  <text:list-item>
                    <text:p><text:span text:style-name="T3">Centralized login (Active Directory/RADIUS/phpMyID)</text:span></text:p>
                  </text:list-item>
                  <text:list-item>
                    <text:p><text:span text:style-name="T3">Colloboration (BigBlueButt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1T1">
        <office:forms form:automatic-focus="false" form:apply-design-mode="false"/>
        <draw:frame presentation:style-name="pr9" draw:text-style-name="P8" draw:layer="layout" svg:width="24cm" svg:height="0.945cm" svg:x="1.9cm" svg:y="1.31cm" presentation:class="title" presentation:user-transformed="true">
          <draw:text-box>
            <text:p><text:span text:style-name="T6">Physical Infrastructure</text:span></text:p>
          </draw:text-box>
        </draw:frame>
        <draw:frame presentation:style-name="pr12" draw:layer="layout" svg:width="23.5cm" svg:height="16.281cm" svg:x="2.3cm" svg:y="2.275cm" presentation:class="outline" presentation:user-transformed="true">
          <draw:text-box>
            <text:list text:style-name="L2">
              <text:list-item>
                <text:p><text:span text:style-name="T3">Current setup</text:span></text:p>
                <text:list>
                  <text:list-item>
                    <text:p><text:span text:style-name="T9">1 dell optiplex (main-server) hosts all production services</text:span></text:p>
                  </text:list-item>
                  <text:list-item>
                    <text:p><text:span text:style-name="T9">1 whitebox system (dev-server) to test changes before going to prod</text:span></text:p>
                  </text:list-item>
                  <text:list-item>
                    <text:p><text:span text:style-name="T9">Motorolla DSL modem in bridge mode → Cisco 1841 router → Cisco 3548 switch</text:span></text:p>
                  </text:list-item>
                  <text:list-item>
                    <text:p><text:span text:style-name="T9">2 external USB drives for backups (rotated)</text:span></text:p>
                  </text:list-item>
                  <text:list-item>
                    <text:p><text:span text:style-name="T9">2 APC UPS units (one for dev-server, one for main-server)</text:span></text:p>
                  </text:list-item>
                </text:list>
              </text:list-item>
              <text:list-item>
                <text:p><text:span text:style-name="T3">Future plans</text:span></text:p>
                <text:list>
                  <text:list-item>
                    <text:p><text:span text:style-name="T9">1 dell optiplex (mythfe-livingroom) secondary server (dns/mysql/apache)</text:span></text:p>
                  </text:list-item>
                  <text:list-item>
                    <text:p><text:span text:style-name="T9">Ec2 instance (activated if internet link fails)</text:span></text:p>
                  </text:list-item>
                  <text:list-item>
                    <text:p><text:span text:style-name="T9">Redundant routers/switches (I am pursuing various cisco certs so need this anyway) </text:span></text:p>
                  </text:list-item>
                  <text:list-item>
                    <text:p><text:span text:style-name="T9">Whole house UPS/generator </text:span></text:p>
                  </text:list-item>
                </text:list>
              </text:list-item>
              <text:list-item>
                <text:p><text:span text:style-name="T3">More inormation on the current setup, and future plans available on the wiki. Feel free to ask questions as wel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1T1">
        <office:forms form:automatic-focus="false" form:apply-design-mode="false"/>
        <draw:frame presentation:style-name="pr13" draw:text-style-name="P8" draw:layer="layout" svg:width="24cm" svg:height="0.945cm" svg:x="2.035cm" svg:y="1.324cm" presentation:class="title" presentation:user-transformed="true">
          <draw:text-box>
            <text:p><text:span text:style-name="T6">Software Infrastructure</text:span></text:p>
          </draw:text-box>
        </draw:frame>
        <draw:frame presentation:style-name="pr5" draw:layer="layout" svg:width="23.5cm" svg:height="14.581cm" svg:x="2cm" svg:y="2.8cm" presentation:class="outline" presentation:user-transformed="true">
          <draw:text-box>
            <text:list text:style-name="L2">
              <text:list-item>
                <text:p>Operating System: Ubuntu 9.10 server</text:p>
              </text:list-item>
              <text:list-item>
                <text:p><text:span text:style-name="T6">E-mail (postfix/dovecot)</text:span></text:p>
                <text:list>
                  <text:list-item>
                    <text:p><text:span text:style-name="T3">E-mail is an interesting beast</text:span></text:p>
                  </text:list-item>
                  <text:list-item>
                    <text:p><text:span text:style-name="T3">Lots of issues hosting your own due to bad actors and unpatched windows systems :(</text:span></text:p>
                  </text:list-item>
                </text:list>
              </text:list-item>
              <text:list-item>
                <text:p><text:span text:style-name="T3">Voice/data/text communication (bigbluebutton</text:span></text:p>
                <text:list>
                  <text:list-item>
                    <text:p><text:span text:style-name="T3">Jabber</text:span></text:p>
                  </text:list-item>
                  <text:list-item>
                    <text:p><text:span text:style-name="T3">Freeswitch/Asterisk</text:span></text:p>
                    <text:p><text:span text:style-name="T3"/></text:p>
                  </text:list-item>
                </text:list>
              </text:list-item>
              <text:list-item>
                <text:p><text:span text:style-name="T3">WWW</text:span></text:p>
              </text:list-item>
              <text:list-item>
                <text:p><text:span text:style-name="T3">LDAP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Migrate Data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Some copy/paste</text:p>
              </text:list-item>
              <text:list-item>
                <text:p>Some api based stuff</text:p>
              </text:list-item>
              <text:list-item>
                <text:p>Gave me a chance to massively reorgani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3.473cm" svg:x="2cm" svg:y="1.185cm" presentation:class="title" presentation:user-transformed="true">
          <draw:text-box>
            <text:p>Host Data in a Sustainable Fashion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Backups</text:p>
              </text:list-item>
              <text:list-item>
                <text:p>Security</text:p>
              </text:list-item>
              <text:list-item>
                <text:p>Monit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1T1">
        <office:forms form:automatic-focus="false" form:apply-design-mode="false"/>
        <draw:frame presentation:style-name="pr9" draw:text-style-name="P9" draw:layer="layout" svg:width="24cm" svg:height="1.267cm" svg:x="2cm" svg:y="1.449cm" presentation:class="title" presentation:user-transformed="true">
          <draw:text-box>
            <text:p><text:span text:style-name="T10">Backups</text:span></text:p>
          </draw:text-box>
        </draw:frame>
        <draw:frame presentation:style-name="pr5" draw:text-style-name="P10" draw:layer="layout" svg:width="23.5cm" svg:height="15.858cm" svg:x="2cm" svg:y="2.8cm" presentation:class="outline" presentation:user-transformed="true">
          <draw:text-box>
            <text:list text:style-name="L2">
              <text:list-item>
                <text:p><text:span text:style-name="T9">s3</text:span></text:p>
                <text:list>
                  <text:list-item>
                    <text:p><text:span text:style-name="T8"><text:s/></text:span><text:span text:style-name="T8">cost effective</text:span></text:p>
                  </text:list-item>
                  <text:list-item>
                    <text:p><text:span text:style-name="T8">off site</text:span></text:p>
                  </text:list-item>
                  <text:list-item>
                    <text:p><text:span text:style-name="T8">easy to implement</text:span></text:p>
                  </text:list-item>
                  <text:list-item>
                    <text:p><text:span text:style-name="T8">you wanted to actually restore those backups? :) </text:span></text:p>
                  </text:list-item>
                </text:list>
              </text:list-item>
              <text:list-item>
                <text:p><text:span text:style-name="T9">local storage (usb)</text:span></text:p>
                <text:list>
                  <text:list-item>
                    <text:p><text:span text:style-name="T8">cost effective</text:span></text:p>
                  </text:list-item>
                  <text:list-item>
                    <text:p><text:span text:style-name="T8">want off site and rotation? just buy a few drives</text:span></text:p>
                  </text:list-item>
                  <text:list-item>
                    <text:p><text:span text:style-name="T8">easy to implement</text:span></text:p>
                  </text:list-item>
                  <text:list-item>
                    <text:p><text:span text:style-name="T8">restores very nicely </text:span></text:p>
                  </text:list-item>
                </text:list>
              </text:list-item>
              <text:list-item>
                <text:p><text:span text:style-name="T9">replication</text:span></text:p>
              </text:list-item>
              <text:list-item>
                <text:p><text:span text:style-name="T8"><text:s text:c="10"/></text:span><text:span text:style-name="T8">o mysql</text:span></text:p>
              </text:list-item>
              <text:list-item>
                <text:p><text:span text:style-name="T8"><text:s text:c="10"/></text:span><text:span text:style-name="T8">o dns </text:span></text:p>
              </text:list-item>
              <text:list-item>
                <text:p><text:span text:style-name="T8"><text:s text:c="10"/></text:span><text:span text:style-name="T8">o apache</text:span></text:p>
              </text:list-item>
              <text:list-item>
                <text:p><text:span text:style-name="T8"><text:s text:c="10"/></text:span><text:span text:style-name="T8">o linux ha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Security</text:p>
          </draw:text-box>
        </draw:frame>
        <draw:frame presentation:style-name="pr5" draw:layer="layout" svg:width="23.5cm" svg:height="13.61cm" svg:x="2cm" svg:y="3.9cm" presentation:class="outline" presentation:user-transformed="true">
          <draw:text-box>
            <text:list text:style-name="L2">
              <text:list-item>
                <text:p><text:span text:style-name="T5">Software/logical</text:span></text:p>
                <text:list>
                  <text:list-item>
                    <text:p><text:span text:style-name="T3">snort/securita</text:span></text:p>
                  </text:list-item>
                  <text:list-item>
                    <text:p><text:span text:style-name="T3">greensql</text:span></text:p>
                  </text:list-item>
                  <text:list-item>
                    <text:p><text:span text:style-name="T3">logwatch</text:span></text:p>
                  </text:list-item>
                  <text:list-item>
                    <text:p><text:span text:style-name="T3">openvas</text:span></text:p>
                  </text:list-item>
                  <text:list-item>
                    <text:p><text:span text:style-name="T3">awstats </text:span></text:p>
                  </text:list-item>
                </text:list>
              </text:list-item>
              <text:list-item>
                <text:p><text:span text:style-name="T5">Physical</text:span></text:p>
                <text:list>
                  <text:list-item>
                    <text:p><text:span text:style-name="T3">alarm system</text:span></text:p>
                  </text:list-item>
                  <text:list-item>
                    <text:p><text:span text:style-name="T3">dogs</text:span></text:p>
                  </text:list-item>
                  <text:list-item>
                    <text:p><text:span text:style-name="T3">bolting the gear to the rack</text:span></text:p>
                  </text:list-item>
                  <text:list-item>
                    <text:p><text:span text:style-name="T3">Other stuf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Monitoring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<text:span text:style-name="T5">Internal</text:span></text:p>
                <text:list>
                  <text:list-item>
                    <text:p><text:span text:style-name="T3">OpsView</text:span></text:p>
                  </text:list-item>
                  <text:list-item>
                    <text:p><text:span text:style-name="T3">Netdisco</text:span></text:p>
                  </text:list-item>
                  <text:list-item>
                    <text:p><text:span text:style-name="T3">Rancid</text:span></text:p>
                  </text:list-item>
                  <text:list-item>
                    <text:p><text:span text:style-name="T3">Apt-get install snort logwatch (nice daily summarys of system activity)</text:span></text:p>
                  </text:list-item>
                </text:list>
              </text:list-item>
              <text:list-item>
                <text:p><text:span text:style-name="T5">External</text:span></text:p>
                <text:list>
                  <text:list-item>
                    <text:p><text:span text:style-name="T3">Nothing at the moment. Evaluating Pingdom and Keyno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The mostly part</text:p>
          </draw:text-box>
        </draw:frame>
        <draw:frame presentation:style-name="pr5" draw:layer="layout" svg:width="23.5cm" svg:height="13.61cm" svg:x="2cm" svg:y="5.5cm" presentation:class="outline" presentation:user-transformed="true">
          <draw:text-box>
            <text:list text:style-name="L2">
              <text:list-item>
                <text:p><text:span text:style-name="T7">Still using skype but have a migration path</text:span></text:p>
              </text:list-item>
              <text:list-item>
                <text:p><text:span text:style-name="T7">Still using linkedin but have a migration path (foaf/web of trust)</text:span></text:p>
              </text:list-item>
              <text:list-item>
                <text:p><text:span text:style-name="T7">Still using bing.com for search, g00g maps for directions.</text:span></text:p>
                <text:list>
                  <text:list-item>
                    <text:p><text:span text:style-name="T6">Expensive to solve in a centralized fashion. </text:span></text:p>
                  </text:list-item>
                  <text:list-item>
                    <text:p><text:span text:style-name="T6">Cheap to solve in a distributed fashion</text:span></text:p>
                  </text:list-item>
                </text:list>
              </text:list-item>
              <text:list-item>
                <text:p><text:span text:style-name="T7">Still using the completely insecure public GSM network (have a migration path - socalwifi.n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Resources</text:p>
          </draw:text-box>
        </draw:frame>
        <draw:frame presentation:style-name="pr5" draw:layer="layout" svg:width="23.5cm" svg:height="13.61cm" svg:x="2cm" svg:y="5.5cm" presentation:class="outline" presentation:user-transformed="true">
          <draw:text-box>
            <text:list text:style-name="L2">
              <text:list-item>
                <text:p><text:span text:style-name="T6">Lots more info at </text:span><text:span text:style-name="T6"><text:a xlink:href="http://wiki.knownelement.com/index.php/Data_Ownership">http://wiki.knownelement.com/index.php/Data_Ownership</text:a></text:span></text:p>
              </text:list-item>
              <text:list-item>
                <text:p><text:span text:style-name="T6">Keep an eye on </text:span><text:span text:style-name="T6"><text:a xlink:href="http://www.knownelement.com/">www.knownelement.com</text:a></text:span><text:span text:style-name="T6"> as I find, implement and use even more data ownership system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tunnel" presentation:presentation-page-layout-name="AL1T1">
        <office:forms form:automatic-focus="false" form:apply-design-mode="false"/>
        <draw:frame presentation:style-name="pr7" draw:layer="layout" svg:width="24cm" svg:height="2.593cm" svg:x="2cm" svg:y="1.625cm" presentation:class="title">
          <draw:text-box>
            <text:p>I'll be back</text:p>
          </draw:text-box>
        </draw:frame>
        <draw:frame presentation:style-name="pr5" draw:layer="layout" svg:width="23.5cm" svg:height="13.61cm" svg:x="2cm" svg:y="5.5cm" presentation:class="outline">
          <draw:text-box>
            <text:list text:style-name="L2">
              <text:list-item>
                <text:p>I'll have some more to talk about</text:p>
                <text:list>
                  <text:list-item>
                    <text:p>Working on some really cool stuff in the area of Linux networking (wired and wireless)Trying to find an answer to the question ”Is it possible to run a network 100% on Linux based systems</text:p>
                  </text:list-item>
                  <text:list-item>
                    <text:p>Working on some security research (honeynets/honeypots/parallel cracking and fuzz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tunnel-title">
      <style:graphic-properties draw:fill-color="#ffffff" draw:auto-grow-height="false" fo:min-height="3.507cm"/>
    </style:style>
    <style:style style:name="Mpr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6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7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3-03T09:15:21</meta:creation-date>
    <dc:language>fi-FI</dc:language>
    <meta:editing-cycles>105</meta:editing-cycles>
    <meta:editing-duration>PT02H33M48S</meta:editing-duration>
    <meta:initial-creator>Charles  Wyble</meta:initial-creator>
    <dc:date>2010-03-03T13:00:32</dc:date>
    <dc:creator>Charles  Wyble</dc:creator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Blue.otp"/>
  </office:meta>
</office:document-meta>
</file>